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NCATENATE(&quot;x=&quot;; [.A2]; &quot; , k=&quot;; [.B1])" office:value-type="string" office:string-value="x=1 , k=1" calcext:value-type="string">
            <text:p>x=1 , k=1</text:p>
          </table:table-cell>
          <table:table-cell table:number-columns-repeated="2"/>
          <table:table-cell office:value-type="string" calcext:value-type="string">
            <text:p>P(X=x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NCATENATE(&quot;x=&quot;; [.A3]; &quot; , k=&quot;; [.B1])" office:value-type="string" office:string-value="x=2 , k=1" calcext:value-type="string">
            <text:p>x=2 , k=1</text:p>
          </table:table-cell>
          <table:table-cell table:formula="of:=CONCATENATE(&quot;x=&quot;; [.A3]; &quot; , k=&quot;; [.C1])" office:value-type="string" office:string-value="x=2 , k=2" calcext:value-type="string">
            <text:p>x=2 , k=2</text:p>
          </table:table-cell>
          <table:table-cell/>
          <table:table-cell office:value-type="string" calcext:value-type="string">
            <text:p>P(X=x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NCATENATE(&quot;x=&quot;; [.A4]; &quot; , k=&quot;; [.B1])" office:value-type="string" office:string-value="x=3 , k=1" calcext:value-type="string">
            <text:p>x=3 , k=1</text:p>
          </table:table-cell>
          <table:table-cell table:formula="of:=CONCATENATE(&quot;x=&quot;; [.A4]; &quot; , k=&quot;; [.C1])" office:value-type="string" office:string-value="x=3 , k=2" calcext:value-type="string">
            <text:p>x=3 , k=2</text:p>
          </table:table-cell>
          <table:table-cell table:formula="of:=CONCATENATE(&quot;x=&quot;; [.A4]; &quot; , k=&quot;; [.D1])" office:value-type="string" office:string-value="x=3 , k=3" calcext:value-type="string">
            <text:p>x=3 , k=3</text:p>
          </table:table-cell>
          <table:table-cell office:value-type="string" calcext:value-type="string">
            <text:p>P(X=x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4T18:37:52.297886927</meta:creation-date>
    <dc:date>2021-06-14T18:54:02.924443478</dc:date>
    <meta:editing-duration>PT6M</meta:editing-duration>
    <meta:editing-cycles>1</meta:editing-cycles>
    <meta:document-statistic meta:table-count="1" meta:cell-count="15" meta:object-count="0"/>
    <meta:generator>LibreOffice/7.1.3.2$Linux_X86_64 LibreOffice_project/10$Build-2</meta:generator>
  </office:meta>
</office:document-meta>
</file>